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4" manifest:media-type="application/vnd.sun.star.oleobject"/>
  <manifest:file-entry manifest:full-path="Obj110" manifest:media-type="application/vnd.sun.star.oleobject"/>
  <manifest:file-entry manifest:full-path="Object 41" manifest:media-type="application/vnd.sun.star.oleobject"/>
  <manifest:file-entry manifest:full-path="Obj105" manifest:media-type="application/vnd.sun.star.oleobject"/>
  <manifest:file-entry manifest:full-path="Object 17" manifest:media-type="application/vnd.sun.star.oleobject"/>
  <manifest:file-entry manifest:full-path="content.xml" manifest:media-type="text/xml"/>
  <manifest:file-entry manifest:full-path="Pictures/100000000000001D000000141A12B42FA86A477C.png" manifest:media-type="image/png"/>
  <manifest:file-entry manifest:full-path="Pictures/100000000000001900000016B5136F5525EC14F8.png" manifest:media-type="image/png"/>
  <manifest:file-entry manifest:full-path="Pictures/100000000000001D0000001443D0FBD9E5953792.png" manifest:media-type="image/png"/>
  <manifest:file-entry manifest:full-path="Pictures/100000000000001F00000015A76676C516AB0F1F.png" manifest:media-type="image/png"/>
  <manifest:file-entry manifest:full-path="Pictures/100000000000009D00000017F698D19E07ED1781.png" manifest:media-type="image/png"/>
  <manifest:file-entry manifest:full-path="Pictures/100000000000009400000019898E4D31DEFA1F5E.png" manifest:media-type="image/png"/>
  <manifest:file-entry manifest:full-path="Object 40" manifest:media-type="application/vnd.sun.star.oleobject"/>
  <manifest:file-entry manifest:full-path="Obj104" manifest:media-type="application/vnd.sun.star.oleobject"/>
  <manifest:file-entry manifest:full-path="Object 16" manifest:media-type="application/vnd.sun.star.oleobject"/>
  <manifest:file-entry manifest:full-path="settings.xml" manifest:media-type="text/xml"/>
  <manifest:file-entry manifest:full-path="Obj103" manifest:media-type="application/vnd.sun.star.oleobject"/>
  <manifest:file-entry manifest:full-path="styles.xml" manifest:media-type="text/xml"/>
  <manifest:file-entry manifest:full-path="Object 15" manifest:media-type="application/vnd.sun.star.oleobject"/>
  <manifest:file-entry manifest:full-path="Obj102" manifest:media-type="application/vnd.sun.star.oleobject"/>
  <manifest:file-entry manifest:full-path="Object 49" manifest:media-type="application/vnd.sun.star.oleobject"/>
  <manifest:file-entry manifest:full-path="Object 12" manifest:media-type="application/vnd.sun.star.oleobject"/>
  <manifest:file-entry manifest:full-path="ObjectReplacements/Object 25" manifest:media-type=""/>
  <manifest:file-entry manifest:full-path="ObjectReplacements/Object 24" manifest:media-type=""/>
  <manifest:file-entry manifest:full-path="ObjectReplacements/Obj110" manifest:media-type=""/>
  <manifest:file-entry manifest:full-path="ObjectReplacements/Object 41" manifest:media-type=""/>
  <manifest:file-entry manifest:full-path="ObjectReplacements/Obj105" manifest:media-type=""/>
  <manifest:file-entry manifest:full-path="ObjectReplacements/Object 17" manifest:media-type=""/>
  <manifest:file-entry manifest:full-path="ObjectReplacements/Object 40" manifest:media-type=""/>
  <manifest:file-entry manifest:full-path="ObjectReplacements/Obj104" manifest:media-type=""/>
  <manifest:file-entry manifest:full-path="ObjectReplacements/Object 16" manifest:media-type=""/>
  <manifest:file-entry manifest:full-path="ObjectReplacements/Obj103" manifest:media-type=""/>
  <manifest:file-entry manifest:full-path="ObjectReplacements/Object 15" manifest:media-type=""/>
  <manifest:file-entry manifest:full-path="ObjectReplacements/Obj102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101" manifest:media-type=""/>
  <manifest:file-entry manifest:full-path="ObjectReplacements/Object 48" manifest:media-type=""/>
  <manifest:file-entry manifest:full-path="ObjectReplacements/Object 36" manifest:media-type=""/>
  <manifest:file-entry manifest:full-path="ObjectReplacements/Obj100" manifest:media-type=""/>
  <manifest:file-entry manifest:full-path="ObjectReplacements/Object 23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32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33" manifest:media-type=""/>
  <manifest:file-entry manifest:full-path="ObjectReplacements/Object 22" manifest:media-type=""/>
  <manifest:file-entry manifest:full-path="ObjectReplacements/Object 34" manifest:media-type=""/>
  <manifest:file-entry manifest:full-path="ObjectReplacements/Object 37" manifest:media-type=""/>
  <manifest:file-entry manifest:full-path="ObjectReplacements/Object 26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14" manifest:media-type=""/>
  <manifest:file-entry manifest:full-path="ObjectReplacements/Object 27" manifest:media-type=""/>
  <manifest:file-entry manifest:full-path="ObjectReplacements/Object 42" manifest:media-type=""/>
  <manifest:file-entry manifest:full-path="ObjectReplacements/Obj107" manifest:media-type=""/>
  <manifest:file-entry manifest:full-path="ObjectReplacements/Object 43" manifest:media-type=""/>
  <manifest:file-entry manifest:full-path="ObjectReplacements/Obj108" manifest:media-type=""/>
  <manifest:file-entry manifest:full-path="ObjectReplacements/Object 44" manifest:media-type=""/>
  <manifest:file-entry manifest:full-path="ObjectReplacements/Obj109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35" manifest:media-type=""/>
  <manifest:file-entry manifest:full-path="ObjectReplacements/Object 47" manifest:media-type=""/>
  <manifest:file-entry manifest:full-path="Object 13" manifest:media-type="application/vnd.sun.star.oleobject"/>
  <manifest:file-entry manifest:full-path="Obj101" manifest:media-type="application/vnd.sun.star.oleobject"/>
  <manifest:file-entry manifest:full-path="Object 48" manifest:media-type="application/vnd.sun.star.oleobject"/>
  <manifest:file-entry manifest:full-path="Object 36" manifest:media-type="application/vnd.sun.star.oleobject"/>
  <manifest:file-entry manifest:full-path="Obj100" manifest:media-type="application/vnd.sun.star.oleobject"/>
  <manifest:file-entry manifest:full-path="Object 47" manifest:media-type="application/vnd.sun.star.oleobject"/>
  <manifest:file-entry manifest:full-path="Object 35" manifest:media-type="application/vnd.sun.star.oleobject"/>
  <manifest:file-entry manifest:full-path="Object 46" manifest:media-type="application/vnd.sun.star.oleobject"/>
  <manifest:file-entry manifest:full-path="Object 28" manifest:media-type="application/vnd.sun.star.oleobject"/>
  <manifest:file-entry manifest:full-path="Object 30" manifest:media-type="application/vnd.sun.star.oleobject"/>
  <manifest:file-entry manifest:full-path="Configurations2/" manifest:media-type="application/vnd.sun.xml.ui.configuration"/>
  <manifest:file-entry manifest:full-path="Object 22" manifest:media-type="application/vnd.sun.star.oleobject"/>
  <manifest:file-entry manifest:full-path="Object 29" manifest:media-type="application/vnd.sun.star.oleobject"/>
  <manifest:file-entry manifest:full-path="Object 31" manifest:media-type="application/vnd.sun.star.oleobject"/>
  <manifest:file-entry manifest:full-path="Object 32" manifest:media-type="application/vnd.sun.star.oleobject"/>
  <manifest:file-entry manifest:full-path="Object 33" manifest:media-type="application/vnd.sun.star.oleobject"/>
  <manifest:file-entry manifest:full-path="Object 34" manifest:media-type="application/vnd.sun.star.oleobject"/>
  <manifest:file-entry manifest:full-path="Object 37" manifest:media-type="application/vnd.sun.star.oleobject"/>
  <manifest:file-entry manifest:full-path="Object 26" manifest:media-type="application/vnd.sun.star.oleobject"/>
  <manifest:file-entry manifest:full-path="Object 38" manifest:media-type="application/vnd.sun.star.oleobject"/>
  <manifest:file-entry manifest:full-path="Object 39" manifest:media-type="application/vnd.sun.star.oleobject"/>
  <manifest:file-entry manifest:full-path="Object 23" manifest:media-type="application/vnd.sun.star.oleobject"/>
  <manifest:file-entry manifest:full-path="Object 45" manifest:media-type="application/vnd.sun.star.oleobject"/>
  <manifest:file-entry manifest:full-path="Obj109" manifest:media-type="application/vnd.sun.star.oleobject"/>
  <manifest:file-entry manifest:full-path="meta.xml" manifest:media-type="text/xml"/>
  <manifest:file-entry manifest:full-path="Object 21" manifest:media-type="application/vnd.sun.star.oleobject"/>
  <manifest:file-entry manifest:full-path="Object 19" manifest:media-type="application/vnd.sun.star.oleobject"/>
  <manifest:file-entry manifest:full-path="Object 20" manifest:media-type="application/vnd.sun.star.oleobject"/>
  <manifest:file-entry manifest:full-path="Object 18" manifest:media-type="application/vnd.sun.star.oleobject"/>
  <manifest:file-entry manifest:full-path="Object 14" manifest:media-type="application/vnd.sun.star.oleobject"/>
  <manifest:file-entry manifest:full-path="Object 27" manifest:media-type="application/vnd.sun.star.oleobject"/>
  <manifest:file-entry manifest:full-path="Object 25" manifest:media-type="application/vnd.sun.star.oleobject"/>
  <manifest:file-entry manifest:full-path="Object 42" manifest:media-type="application/vnd.sun.star.oleobject"/>
  <manifest:file-entry manifest:full-path="Obj107" manifest:media-type="application/vnd.sun.star.oleobject"/>
  <manifest:file-entry manifest:full-path="Object 43" manifest:media-type="application/vnd.sun.star.oleobject"/>
  <manifest:file-entry manifest:full-path="Obj108" manifest:media-type="application/vnd.sun.star.oleobject"/>
  <manifest:file-entry manifest:full-path="Thumbnails/thumbnail.png" manifest:media-type="image/png"/>
  <manifest:file-entry manifest:full-path="Object 44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solid" svg:stroke-width="0.035cm" svg:stroke-color="#000000" svg:stroke-linecap="butt" draw:fill="none" draw:textarea-vertical-align="middle" draw:auto-grow-height="false" draw:fit-to-size="false" style:shrink-to-fit="false" fo:min-height="2.731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svg:stroke-linecap="butt" draw:fill="none" draw:textarea-vertical-align="middle" draw:auto-grow-height="false" draw:fit-to-size="false" style:shrink-to-fit="false" fo:min-height="0.341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949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2.149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1.499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35cm" svg:stroke-color="#000000" svg:stroke-linecap="butt" draw:fill="none" draw:textarea-vertical-align="middle" draw:auto-grow-height="false" draw:fit-to-size="false" style:shrink-to-fit="false" fo:min-height="0.15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18cm" svg:stroke-color="#000000" svg:stroke-linecap="butt" draw:fill="solid" draw:fill-color="#afd095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18cm" svg:stroke-color="#000000" svg:stroke-linecap="butt" draw:fill="solid" draw:fill-color="#b3cac7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18cm" svg:stroke-color="#000000" svg:stroke-linecap="butt" draw:fill="solid" draw:fill-color="#ffe994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c1c1c" fo:hyphenate="false"/>
    </style:style>
    <style:style style:name="P3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c1c1c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b3cac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c1c1c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b05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Gerade Verbindung mit Pfeil 9" draw:style-name="gr1" draw:text-style-name="P1" draw:layer="layout" svg:width="0.001cm" svg:height="2.199cm" svg:x="8.099cm" svg:y="11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" draw:style-name="gr1" draw:text-style-name="P1" draw:layer="layout" svg:width="0.001cm" svg:height="2.399cm" svg:x="8.099cm" svg:y="5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" draw:style-name="gr1" draw:text-style-name="P1" draw:layer="layout" svg:width="0.001cm" svg:height="2.199cm" svg:x="11.7cm" svg:y="11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" draw:style-name="gr1" draw:text-style-name="P1" draw:layer="layout" svg:width="0.001cm" svg:height="2.399cm" svg:x="11.7cm" svg:y="5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" draw:style-name="gr1" draw:text-style-name="P1" draw:layer="layout" svg:width="0.001cm" svg:height="2.199cm" svg:x="15.3cm" svg:y="11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2" draw:style-name="gr1" draw:text-style-name="P1" draw:layer="layout" svg:width="0.001cm" svg:height="2.399cm" svg:x="15.3cm" svg:y="5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" draw:style-name="gr1" draw:text-style-name="P1" draw:layer="layout" svg:width="1.999cm" svg:height="0.001cm" svg:x="8.9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47" draw:style-name="gr2" draw:text-style-name="P3" draw:layer="layout" svg:width="1.599cm" svg:height="2.999cm" svg:x="7.299cm" svg:y="2.924cm">
          <text:p text:style-name="P2"><text:span text:style-name="T1">1</text:span><text:span text:style-name="T1"><text:line-break/></text:span><text:span text:style-name="T1">2.1</text:span><text:span text:style-name="T1"><text:line-break/></text:span><text:span text:style-name="T1">0.5</text:span><text:span text:style-name="T1"><text:line-break/></text:span><text:span text:style-name="T1">-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8" draw:style-name="gr3" draw:text-style-name="P3" draw:layer="layout" svg:width="1.599cm" svg:height="2.999cm" svg:x="10.9cm" svg:y="2.924cm">
          <text:p text:style-name="P2"><text:span text:style-name="T1">0.5</text:span><text:span text:style-name="T1"><text:line-break/></text:span><text:span text:style-name="T1">-0.1</text:span><text:span text:style-name="T1"><text:line-break/></text:span><text:span text:style-name="T1">3.5</text:span><text:span text:style-name="T1"><text:line-break/></text:span><text:span text:style-name="T1">-0.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9" draw:style-name="gr4" draw:text-style-name="P3" draw:layer="layout" svg:width="1.599cm" svg:height="2.999cm" svg:x="14.5cm" svg:y="2.924cm">
          <text:p text:style-name="P2"><text:span text:style-name="T1">0.9</text:span><text:span text:style-name="T1"><text:line-break/></text:span><text:span text:style-name="T1">1.5</text:span><text:span text:style-name="T1"><text:line-break/></text:span><text:span text:style-name="T1">1.7</text:span><text:span text:style-name="T1"><text:line-break/></text:span><text:span text:style-name="T1">0.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0" draw:style-name="gr5" draw:text-style-name="P3" draw:layer="layout" svg:width="1.599cm" svg:height="2.999cm" svg:x="18.101cm" svg:y="2.924cm">
          <text:p text:style-name="P2"><text:span text:style-name="T1">1.3</text:span><text:span text:style-name="T1"><text:line-break/></text:span><text:span text:style-name="T1">0.2</text:span><text:span text:style-name="T1"><text:line-break/></text:span><text:span text:style-name="T1">3.0</text:span><text:span text:style-name="T1"><text:line-break/></text:span><text:span text:style-name="T1">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1" draw:style-name="gr6" draw:text-style-name="P5" draw:layer="layout" svg:width="1.599cm" svg:height="2.999cm" svg:x="7.299cm" svg:y="8.325cm">
          <text:p text:style-name="P4"><text:span text:style-name="T2">0.2</text:span></text:p>
          <text:p text:style-name="P4"><text:span text:style-name="T2">0.8</text:span></text:p>
          <text:p text:style-name="P4"><text:span text:style-name="T2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2" draw:style-name="gr7" draw:text-style-name="P5" draw:layer="layout" svg:width="1.599cm" svg:height="2.999cm" svg:x="10.9cm" svg:y="8.325cm">
          <text:p text:style-name="P4"><text:span text:style-name="T2">-0.7</text:span></text:p>
          <text:p text:style-name="P4"><text:span text:style-name="T2">0.3</text:span></text:p>
          <text:p text:style-name="P4"><text:span text:style-name="T2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3" draw:style-name="gr8" draw:text-style-name="P5" draw:layer="layout" svg:width="1.599cm" svg:height="2.999cm" svg:x="14.5cm" svg:y="8.325cm">
          <text:p text:style-name="P4"><text:span text:style-name="T2">0.4</text:span></text:p>
          <text:p text:style-name="P4"><text:span text:style-name="T2">-0.1</text:span></text:p>
          <text:p text:style-name="P4"><text:span text:style-name="T2">-0.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4" draw:style-name="gr9" draw:text-style-name="P5" draw:layer="layout" svg:width="1.599cm" svg:height="2.999cm" svg:x="18.101cm" svg:y="8.325cm">
          <text:p text:style-name="P4"><text:span text:style-name="T2">0.7</text:span></text:p>
          <text:p text:style-name="P4"><text:span text:style-name="T2">1.0</text:span></text:p>
          <text:p text:style-name="P4"><text:span text:style-name="T2">0.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5" draw:style-name="gr10" draw:text-style-name="P6" draw:layer="layout" svg:width="1.599cm" svg:height="2.999cm" svg:x="7.299cm" svg:y="13.525cm">
          <text:p text:style-name="P4"><text:span text:style-name="T2">1</text:span><text:span text:style-name="T2"><text:line-break/></text:span><text:span text:style-name="T2">0</text:span><text:span text:style-name="T2"><text:line-break/></text:span><text:span text:style-name="T2">0</text:span><text:span text:style-name="T2"><text:line-break/></text:span><text:span text:style-name="T2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6" draw:style-name="gr11" draw:text-style-name="P6" draw:layer="layout" svg:width="1.599cm" svg:height="2.999cm" svg:x="10.9cm" svg:y="13.525cm">
          <text:p text:style-name="P4"><text:span text:style-name="T3">0</text:span><text:span text:style-name="T3"><text:line-break/></text:span><text:span text:style-name="T3">1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7" draw:style-name="gr12" draw:text-style-name="P6" draw:layer="layout" svg:width="1.599cm" svg:height="2.999cm" svg:x="14.5cm" svg:y="13.525cm">
          <text:p text:style-name="P4"><text:span text:style-name="T3">0</text:span><text:span text:style-name="T3"><text:line-break/></text:span><text:span text:style-name="T3">0</text:span><text:span text:style-name="T3"><text:line-break/></text:span><text:span text:style-name="T3">1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8" draw:style-name="gr13" draw:text-style-name="P6" draw:layer="layout" svg:width="1.599cm" svg:height="2.999cm" svg:x="18.101cm" svg:y="13.525cm">
          <text:p text:style-name="P4"><text:span text:style-name="T3">0</text:span><text:span text:style-name="T3"><text:line-break/></text:span><text:span text:style-name="T3">0</text:span><text:span text:style-name="T3"><text:line-break/></text:span><text:span text:style-name="T3">1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erade Verbindung mit Pfeil 61" draw:style-name="gr1" draw:text-style-name="P1" draw:layer="layout" svg:width="1.999cm" svg:height="0.001cm" svg:x="12.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4" draw:style-name="gr1" draw:text-style-name="P1" draw:layer="layout" svg:width="1.999cm" svg:height="0.001cm" svg:x="16.1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" draw:style-name="gr1" draw:text-style-name="P1" draw:layer="layout" svg:width="0.001cm" svg:height="2.399cm" svg:x="18.901cm" svg:y="5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4" draw:style-name="gr1" draw:text-style-name="P1" draw:layer="layout" svg:width="0.001cm" svg:height="2.199cm" svg:x="18.901cm" svg:y="11.323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22" draw:style-name="gr14" draw:text-style-name="P1" draw:layer="layout" svg:width="0.74cm" svg:height="0.634cm" svg:x="7.359cm" svg:y="12.192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name="Object 23" draw:style-name="gr14" draw:text-style-name="P1" draw:layer="layout" svg:width="0.74cm" svg:height="0.634cm" svg:x="10.922cm" svg:y="12.066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frame draw:name="Object 24" draw:style-name="gr14" draw:text-style-name="P1" draw:layer="layout" svg:width="0.74cm" svg:height="0.634cm" svg:x="14.478cm" svg:y="12.192cm">
          <draw:object-ole draw:class-id="00000000-0000-0000-0000-000000000000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frame draw:name="Object 25" draw:style-name="gr14" draw:text-style-name="P1" draw:layer="layout" svg:width="0.581cm" svg:height="0.634cm" svg:x="9.579cm" svg:y="9.018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frame draw:name="Object 26" draw:style-name="gr14" draw:text-style-name="P1" draw:layer="layout" svg:width="0.581cm" svg:height="0.634cm" svg:x="13.389cm" svg:y="8.89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frame draw:name="Object 27" draw:style-name="gr14" draw:text-style-name="P1" draw:layer="layout" svg:width="0.581cm" svg:height="0.634cm" svg:x="16.764cm" svg:y="9.018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frame draw:name="Object 29" draw:style-name="gr14" draw:text-style-name="P1" draw:layer="layout" svg:width="0.581cm" svg:height="0.687cm" svg:x="7.293cm" svg:y="6.858cm">
          <draw:object-ole draw:class-id="00000000-0000-0000-0000-000000000000" xlink:href="./Obj107" xlink:type="simple" xlink:show="embed" xlink:actuate="onLoad">
            <loext:p/>
          </draw:object-ole>
          <draw:image xlink:href="./ObjectReplacements/Obj107" xlink:type="simple" xlink:show="embed" xlink:actuate="onLoad"/>
        </draw:frame>
        <draw:frame draw:name="Object 30" draw:style-name="gr14" draw:text-style-name="P1" draw:layer="layout" svg:width="0.581cm" svg:height="0.687cm" svg:x="11.102cm" svg:y="6.858cm">
          <draw:object-ole draw:class-id="00000000-0000-0000-0000-000000000000" xlink:href="./Obj108" xlink:type="simple" xlink:show="embed" xlink:actuate="onLoad">
            <loext:p/>
          </draw:object-ole>
          <draw:image xlink:href="./ObjectReplacements/Obj108" xlink:type="simple" xlink:show="embed" xlink:actuate="onLoad"/>
        </draw:frame>
        <draw:frame draw:name="Object 31" draw:style-name="gr14" draw:text-style-name="P1" draw:layer="layout" svg:width="0.581cm" svg:height="0.687cm" svg:x="14.719cm" svg:y="6.858cm">
          <draw:object-ole draw:class-id="00000000-0000-0000-0000-000000000000" xlink:href="./Obj109" xlink:type="simple" xlink:show="embed" xlink:actuate="onLoad">
            <loext:p/>
          </draw:object-ole>
          <draw:image xlink:href="./ObjectReplacements/Obj109" xlink:type="simple" xlink:show="embed" xlink:actuate="onLoad"/>
        </draw:frame>
        <draw:frame draw:name="Object 32" draw:style-name="gr14" draw:text-style-name="P1" draw:layer="layout" svg:width="0.581cm" svg:height="0.687cm" svg:x="18.288cm" svg:y="6.679cm">
          <draw:object-ole draw:class-id="00000000-0000-0000-0000-000000000000" xlink:href="./Obj110" xlink:type="simple" xlink:show="embed" xlink:actuate="onLoad">
            <loext:p/>
          </draw:object-ole>
          <draw:image xlink:href="./ObjectReplacements/Obj110" xlink:type="simple" xlink:show="embed" xlink:actuate="onLoad"/>
        </draw:frame>
        <draw:frame draw:name="Picture 33" draw:style-name="gr15" draw:text-style-name="P1" draw:layer="layout" svg:width="3.915cm" svg:height="0.66cm" svg:x="2.984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" draw:style-name="gr15" draw:text-style-name="P1" draw:layer="layout" svg:width="4.153cm" svg:height="0.608cm" svg:x="2.699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frame draw:name="Picture 35" draw:style-name="gr15" draw:text-style-name="P1" draw:layer="layout" svg:width="0.819cm" svg:height="0.555cm" svg:x="7.699cm" svg:y="16.926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" draw:style-name="gr15" draw:text-style-name="P1" draw:layer="layout" svg:width="0.766cm" svg:height="0.528cm" svg:x="11.3cm" svg:y="16.926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7" draw:style-name="gr15" draw:text-style-name="P1" draw:layer="layout" svg:width="0.66cm" svg:height="0.581cm" svg:x="1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8" draw:style-name="gr15" draw:text-style-name="P1" draw:layer="layout" svg:width="0.66cm" svg:height="0.581cm" svg:x="18.6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9" draw:style-name="gr15" draw:text-style-name="P1" draw:layer="layout" svg:width="0.66cm" svg:height="0.581cm" svg:x="11.3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0" draw:style-name="gr15" draw:text-style-name="P1" draw:layer="layout" svg:width="0.66cm" svg:height="0.581cm" svg:x="14.9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1" draw:style-name="gr15" draw:text-style-name="P1" draw:layer="layout" svg:width="0.766cm" svg:height="0.528cm" svg:x="18.501cm" svg:y="2.124cm">
          <draw:image xlink:href="Pictures/100000000000001D000000141A12B42FA86A477C.png" xlink:type="simple" xlink:show="embed" xlink:actuate="onLoad" loext:mime-type="image/png">
            <text:p/>
          </draw:image>
        </draw:frame>
        <draw:frame draw:name="Picture 36" draw:style-name="gr15" draw:text-style-name="P1" draw:layer="layout" svg:width="0.766cm" svg:height="0.528cm" svg:x="7.699cm" svg:y="2.124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Object 24_0" draw:style-name="gr14" draw:text-style-name="P1" draw:layer="layout" svg:width="0.74cm" svg:height="0.634cm" svg:x="18.034cm" svg:y="12.192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frame draw:name="Picture 33_1" draw:style-name="gr15" draw:text-style-name="P1" draw:layer="layout" svg:width="3.915cm" svg:height="0.66cm" svg:x="2.984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2" draw:style-name="gr15" draw:text-style-name="P1" draw:layer="layout" svg:width="4.153cm" svg:height="0.608cm" svg:x="2.699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custom-shape draw:name="Geschweifte Klammer links 45_1" draw:style-name="gr17" draw:text-style-name="P8" draw:layer="layout" svg:width="0.399cm" svg:height="2.999cm" svg:x="6.699cm" svg:y="8.3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eschweifte Klammer links 46_1" draw:style-name="gr17" draw:text-style-name="P8" draw:layer="layout" svg:width="0.399cm" svg:height="2.999cm" svg:x="6.699cm" svg:y="13.5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eschweifte Klammer links 59_1" draw:style-name="gr17" draw:text-style-name="P8" draw:layer="layout" svg:width="0.399cm" svg:height="2.999cm" svg:x="6.699cm" svg:y="2.924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feld 60_1" draw:style-name="gr18" draw:text-style-name="P9" draw:layer="layout" svg:width="2.399cm" svg:height="1.772cm" svg:x="4.499cm" svg:y="14.126cm">
          <text:p text:style-name="P4"><text:span text:style-name="T4">one-</text:span><text:span text:style-name="T4">hot </text:span><text:span text:style-name="T4">enco</text:span><text:span text:style-name="T4">ded </text:span><text:span text:style-name="T4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_1" draw:style-name="gr19" draw:text-style-name="P9" draw:layer="layout" svg:width="2.799cm" svg:height="1.772cm" svg:x="4.099cm" svg:y="8.925cm">
          <text:p text:style-name="P4"><text:span text:style-name="T4">3 </text:span><text:span text:style-name="T4">neur</text:span><text:span text:style-name="T4">ons </text:span><text:span text:style-name="T4">in </text:span><text:span text:style-name="T4">the </text:span><text:span text:style-name="T4">hidd</text:span><text:span text:style-name="T4">en </text:span><text:span text:style-name="T4">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_1" draw:style-name="gr20" draw:text-style-name="P9" draw:layer="layout" svg:width="2.799cm" svg:height="1.772cm" svg:x="4.099cm" svg:y="3.524cm">
          <text:p text:style-name="P4"><text:span text:style-name="T4">four </text:span><text:span text:style-name="T4">output </text:span><text:span text:style-name="T4">neurons</text:span><text:span text:style-name="T4">, not yet </text:span><text:span text:style-name="T4">activate</text:span><text:span text:style-name="T4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5_1" draw:style-name="gr21" draw:text-style-name="P9" draw:layer="layout" svg:width="2.799cm" svg:height="1.265cm" svg:x="4.899cm" svg:y="6.442cm">
          <text:p text:style-name="P4"><text:span text:style-name="T4">weight </text:span><text:span text:style-name="T4">m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6_1" draw:style-name="gr22" draw:text-style-name="P8" draw:layer="layout" svg:width="0.176cm" svg:height="0.599cm" svg:x="7.123cm" svg:y="6.7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feld 67_1" draw:style-name="gr23" draw:text-style-name="P9" draw:layer="layout" svg:width="2.799cm" svg:height="1.265cm" svg:x="4.899cm" svg:y="11.925cm">
          <text:p text:style-name="P4"><text:span text:style-name="T4">weight </text:span><text:span text:style-name="T4">m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8_1" draw:style-name="gr22" draw:text-style-name="P8" draw:layer="layout" svg:width="0.176cm" svg:height="0.599cm" svg:x="7.123cm" svg:y="12.208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bgerundetes Rechteck 47_0" draw:style-name="gr24" draw:text-style-name="P3" draw:layer="layout" svg:width="1.599cm" svg:height="2.999cm" svg:x="7.3cm" svg:y="2.925cm">
          <text:p text:style-name="P2"><text:span text:style-name="T1">1</text:span><text:span text:style-name="T1"><text:line-break/></text:span><text:span text:style-name="T1">2.1</text:span><text:span text:style-name="T1"><text:line-break/></text:span><text:span text:style-name="T1">0.5</text:span><text:span text:style-name="T1"><text:line-break/></text:span><text:span text:style-name="T1">-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6_1" draw:style-name="gr15" draw:text-style-name="P1" draw:layer="layout" svg:width="0.766cm" svg:height="0.528cm" svg:x="7.7cm" svg:y="2.125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rade Verbindung mit Pfeil 9_1" draw:style-name="gr25" draw:text-style-name="P1" draw:layer="layout" svg:width="0.001cm" svg:height="2.199cm" svg:x="8.105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1" draw:style-name="gr26" draw:text-style-name="P1" draw:layer="layout" svg:width="0.001cm" svg:height="2.399cm" svg:x="8.105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bgerundetes Rechteck 51_1" draw:style-name="gr27" draw:text-style-name="P5" draw:layer="layout" svg:width="1.599cm" svg:height="2.999cm" svg:x="7.305cm" svg:y="8.326cm">
          <text:p text:style-name="P4"><text:span text:style-name="T2">0.2</text:span></text:p>
          <text:p text:style-name="P4"><text:span text:style-name="T2">0.8</text:span></text:p>
          <text:p text:style-name="P4"><text:span text:style-name="T2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5_1" draw:style-name="gr28" draw:text-style-name="P6" draw:layer="layout" svg:width="1.599cm" svg:height="2.999cm" svg:x="7.305cm" svg:y="13.526cm">
          <text:p text:style-name="P4"><text:span text:style-name="T2">1</text:span><text:span text:style-name="T2"><text:line-break/></text:span><text:span text:style-name="T2">0</text:span><text:span text:style-name="T2"><text:line-break/></text:span><text:span text:style-name="T2">0</text:span><text:span text:style-name="T2"><text:line-break/></text:span><text:span text:style-name="T2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Object 22_1" draw:style-name="gr14" draw:text-style-name="P1" draw:layer="layout" svg:width="0.74cm" svg:height="0.634cm" svg:x="7.365cm" svg:y="12.193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frame draw:name="Object 29_1" draw:style-name="gr14" draw:text-style-name="P1" draw:layer="layout" svg:width="0.581cm" svg:height="0.687cm" svg:x="7.299cm" svg:y="6.759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frame draw:name="Picture 35_1" draw:style-name="gr15" draw:text-style-name="P1" draw:layer="layout" svg:width="0.819cm" svg:height="0.555cm" svg:x="7.705cm" svg:y="16.927cm">
          <draw:image xlink:href="Pictures/100000000000001F00000015A76676C516AB0F1F.png" xlink:type="simple" xlink:show="embed" xlink:actuate="onLoad" loext:mime-type="image/png">
            <text:p/>
          </draw:image>
        </draw:frame>
        <presentation:notes draw:style-name="dp3">
          <draw:page-thumbnail draw:style-name="gr1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0">
        <draw:frame draw:name="Picture 33_2" draw:style-name="gr15" draw:text-style-name="P1" draw:layer="layout" svg:width="3.915cm" svg:height="0.66cm" svg:x="2.984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3" draw:style-name="gr15" draw:text-style-name="P1" draw:layer="layout" svg:width="4.153cm" svg:height="0.608cm" svg:x="2.699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custom-shape draw:name="Geschweifte Klammer links 45_2" draw:style-name="gr17" draw:text-style-name="P8" draw:layer="layout" svg:width="0.399cm" svg:height="2.999cm" svg:x="6.699cm" svg:y="8.3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eschweifte Klammer links 46_2" draw:style-name="gr17" draw:text-style-name="P8" draw:layer="layout" svg:width="0.399cm" svg:height="2.999cm" svg:x="6.699cm" svg:y="13.5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eschweifte Klammer links 59_2" draw:style-name="gr17" draw:text-style-name="P8" draw:layer="layout" svg:width="0.399cm" svg:height="2.999cm" svg:x="6.699cm" svg:y="2.924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feld 60_2" draw:style-name="gr29" draw:text-style-name="P9" draw:layer="layout" svg:width="2.399cm" svg:height="1.772cm" svg:x="4.499cm" svg:y="14.126cm">
          <text:p text:style-name="P4"><text:span text:style-name="T4">one-hot encoded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_2" draw:style-name="gr30" draw:text-style-name="P9" draw:layer="layout" svg:width="2.799cm" svg:height="1.772cm" svg:x="4.099cm" svg:y="8.925cm">
          <text:p text:style-name="P4"><text:span text:style-name="T4">3 neurons in the hidden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_2" draw:style-name="gr31" draw:text-style-name="P9" draw:layer="layout" svg:width="2.799cm" svg:height="1.772cm" svg:x="4.099cm" svg:y="3.524cm">
          <text:p text:style-name="P4"><text:span text:style-name="T4">four output neurons, not yet activ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5_2" draw:style-name="gr32" draw:text-style-name="P9" draw:layer="layout" svg:width="2.799cm" svg:height="1.265cm" svg:x="4.899cm" svg:y="6.442cm">
          <text:p text:style-name="P4"><text:span text:style-name="T4">weight m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6_2" draw:style-name="gr22" draw:text-style-name="P8" draw:layer="layout" svg:width="0.176cm" svg:height="0.599cm" svg:x="7.123cm" svg:y="6.7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feld 67_2" draw:style-name="gr33" draw:text-style-name="P9" draw:layer="layout" svg:width="2.799cm" svg:height="1.265cm" svg:x="4.899cm" svg:y="11.925cm">
          <text:p text:style-name="P4"><text:span text:style-name="T4">weight m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8_2" draw:style-name="gr22" draw:text-style-name="P8" draw:layer="layout" svg:width="0.176cm" svg:height="0.599cm" svg:x="7.123cm" svg:y="12.208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bgerundetes Rechteck 47_2" draw:style-name="gr34" draw:text-style-name="P3" draw:layer="layout" svg:width="1.599cm" svg:height="2.999cm" svg:x="7.3cm" svg:y="2.925cm">
          <text:p text:style-name="P2"><text:span text:style-name="T1">1</text:span><text:span text:style-name="T1"><text:line-break/></text:span><text:span text:style-name="T1">2.1</text:span><text:span text:style-name="T1"><text:line-break/></text:span><text:span text:style-name="T1">0.5</text:span><text:span text:style-name="T1"><text:line-break/></text:span><text:span text:style-name="T1">-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8_2" draw:style-name="gr35" draw:text-style-name="P3" draw:layer="layout" svg:width="1.599cm" svg:height="2.999cm" svg:x="10.901cm" svg:y="2.925cm">
          <text:p text:style-name="P2"><text:span text:style-name="T1">0.5</text:span><text:span text:style-name="T1"><text:line-break/></text:span><text:span text:style-name="T1">-0.1</text:span><text:span text:style-name="T1"><text:line-break/></text:span><text:span text:style-name="T1">3.5</text:span><text:span text:style-name="T1"><text:line-break/></text:span><text:span text:style-name="T1">-0.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9_2" draw:style-name="gr15" draw:text-style-name="P1" draw:layer="layout" svg:width="0.66cm" svg:height="0.581cm" svg:x="11.301cm" svg:y="2.125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6_4" draw:style-name="gr15" draw:text-style-name="P1" draw:layer="layout" svg:width="0.766cm" svg:height="0.528cm" svg:x="7.7cm" svg:y="2.125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rade Verbindung mit Pfeil 9_2" draw:style-name="gr25" draw:text-style-name="P1" draw:layer="layout" svg:width="0.001cm" svg:height="2.199cm" svg:x="8.105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2" draw:style-name="gr26" draw:text-style-name="P1" draw:layer="layout" svg:width="0.001cm" svg:height="2.399cm" svg:x="8.105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2" draw:style-name="gr25" draw:text-style-name="P1" draw:layer="layout" svg:width="0.001cm" svg:height="2.199cm" svg:x="11.706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2" draw:style-name="gr26" draw:text-style-name="P1" draw:layer="layout" svg:width="0.001cm" svg:height="2.399cm" svg:x="11.706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_2" draw:style-name="gr36" draw:text-style-name="P1" draw:layer="layout" svg:width="1.999cm" svg:height="0.001cm" svg:x="8.906cm" svg:y="9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51_2" draw:style-name="gr37" draw:text-style-name="P5" draw:layer="layout" svg:width="1.599cm" svg:height="2.999cm" svg:x="7.305cm" svg:y="8.326cm">
          <text:p text:style-name="P4"><text:span text:style-name="T2">0.2</text:span></text:p>
          <text:p text:style-name="P4"><text:span text:style-name="T2">0.8</text:span></text:p>
          <text:p text:style-name="P4"><text:span text:style-name="T2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2_2" draw:style-name="gr38" draw:text-style-name="P5" draw:layer="layout" svg:width="1.599cm" svg:height="2.999cm" svg:x="10.906cm" svg:y="8.326cm">
          <text:p text:style-name="P4"><text:span text:style-name="T2">-0.7</text:span></text:p>
          <text:p text:style-name="P4"><text:span text:style-name="T2">0.3</text:span></text:p>
          <text:p text:style-name="P4"><text:span text:style-name="T2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5_2" draw:style-name="gr39" draw:text-style-name="P6" draw:layer="layout" svg:width="1.599cm" svg:height="2.999cm" svg:x="7.305cm" svg:y="13.526cm">
          <text:p text:style-name="P4"><text:span text:style-name="T2">1</text:span><text:span text:style-name="T2"><text:line-break/></text:span><text:span text:style-name="T2">0</text:span><text:span text:style-name="T2"><text:line-break/></text:span><text:span text:style-name="T2">0</text:span><text:span text:style-name="T2"><text:line-break/></text:span><text:span text:style-name="T2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6_2" draw:style-name="gr40" draw:text-style-name="P6" draw:layer="layout" svg:width="1.599cm" svg:height="2.999cm" svg:x="10.906cm" svg:y="13.526cm">
          <text:p text:style-name="P4"><text:span text:style-name="T3">0</text:span><text:span text:style-name="T3"><text:line-break/></text:span><text:span text:style-name="T3">1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Object 22_2" draw:style-name="gr14" draw:text-style-name="P1" draw:layer="layout" svg:width="0.74cm" svg:height="0.634cm" svg:x="7.365cm" svg:y="12.193cm">
          <draw:object-ole draw:class-id="00000000-0000-0000-0000-000000000000" xlink:href="./Object 24" xlink:type="simple" xlink:show="embed" xlink:actuate="onLoad">
            <loext:p/>
          </draw:object-ole>
          <draw:image xlink:href="./ObjectReplacements/Object 24" xlink:type="simple" xlink:show="embed" xlink:actuate="onLoad"/>
        </draw:frame>
        <draw:frame draw:name="Object 23_2" draw:style-name="gr14" draw:text-style-name="P1" draw:layer="layout" svg:width="0.74cm" svg:height="0.634cm" svg:x="10.928cm" svg:y="12.067cm">
          <draw:object-ole draw:class-id="00000000-0000-0000-0000-000000000000" xlink:href="./Object 25" xlink:type="simple" xlink:show="embed" xlink:actuate="onLoad">
            <loext:p/>
          </draw:object-ole>
          <draw:image xlink:href="./ObjectReplacements/Object 25" xlink:type="simple" xlink:show="embed" xlink:actuate="onLoad"/>
        </draw:frame>
        <draw:frame draw:name="Object 25_2" draw:style-name="gr14" draw:text-style-name="P1" draw:layer="layout" svg:width="0.581cm" svg:height="0.634cm" svg:x="9.585cm" svg:y="9.019cm">
          <draw:object-ole draw:class-id="00000000-0000-0000-0000-000000000000" xlink:href="./Object 27" xlink:type="simple" xlink:show="embed" xlink:actuate="onLoad">
            <loext:p/>
          </draw:object-ole>
          <draw:image xlink:href="./ObjectReplacements/Object 27" xlink:type="simple" xlink:show="embed" xlink:actuate="onLoad"/>
        </draw:frame>
        <draw:frame draw:name="Object 29_2" draw:style-name="gr14" draw:text-style-name="P1" draw:layer="layout" svg:width="0.581cm" svg:height="0.687cm" svg:x="7.299cm" svg:y="6.759cm">
          <draw:object-ole draw:class-id="00000000-0000-0000-0000-000000000000" xlink:href="./Object 30" xlink:type="simple" xlink:show="embed" xlink:actuate="onLoad">
            <loext:p/>
          </draw:object-ole>
          <draw:image xlink:href="./ObjectReplacements/Object 30" xlink:type="simple" xlink:show="embed" xlink:actuate="onLoad"/>
        </draw:frame>
        <draw:frame draw:name="Object 30_2" draw:style-name="gr14" draw:text-style-name="P1" draw:layer="layout" svg:width="0.581cm" svg:height="0.687cm" svg:x="11.108cm" svg:y="6.859cm">
          <draw:object-ole draw:class-id="00000000-0000-0000-0000-000000000000" xlink:href="./Object 31" xlink:type="simple" xlink:show="embed" xlink:actuate="onLoad">
            <loext:p/>
          </draw:object-ole>
          <draw:image xlink:href="./ObjectReplacements/Object 31" xlink:type="simple" xlink:show="embed" xlink:actuate="onLoad"/>
        </draw:frame>
        <draw:frame draw:name="Picture 35_2" draw:style-name="gr15" draw:text-style-name="P1" draw:layer="layout" svg:width="0.819cm" svg:height="0.555cm" svg:x="7.705cm" svg:y="16.927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5" draw:style-name="gr15" draw:text-style-name="P1" draw:layer="layout" svg:width="0.766cm" svg:height="0.528cm" svg:x="11.306cm" svg:y="16.927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Textfeld 65_0" draw:style-name="gr41" draw:text-style-name="P9" draw:layer="layout" svg:width="2.799cm" svg:height="1.265cm" svg:x="8.382cm" svg:y="7.625cm">
          <text:p text:style-name="P4"><text:span text:style-name="T4">weight m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8_0" draw:style-name="gr42" draw:text-style-name="P8" draw:layer="layout" svg:width="0.176cm" svg:height="0.508cm" draw:transform="rotate (1.5707963267949) translate (9.536cm 9.026cm)">
          <text:p/>
          <draw:enhanced-geometry draw:mirror-horizontal="false" draw:mirror-vertical="true" draw:text-areas="?f13 ?f14 ?f17 ?f15" svg:viewBox="0 0 0 0" draw:type="ooxml-leftBrace" draw:modifiers="84745.7627118644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3">
          <draw:page-thumbnail draw:style-name="gr1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0">
        <draw:frame draw:name="Picture 33_3" draw:style-name="gr15" draw:text-style-name="P1" draw:layer="layout" svg:width="3.915cm" svg:height="0.66cm" svg:x="2.984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4" draw:style-name="gr15" draw:text-style-name="P1" draw:layer="layout" svg:width="4.153cm" svg:height="0.608cm" svg:x="2.699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custom-shape draw:name="Geschweifte Klammer links 45_3" draw:style-name="gr17" draw:text-style-name="P8" draw:layer="layout" svg:width="0.399cm" svg:height="2.999cm" svg:x="6.699cm" svg:y="8.3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eschweifte Klammer links 46_3" draw:style-name="gr17" draw:text-style-name="P8" draw:layer="layout" svg:width="0.399cm" svg:height="2.999cm" svg:x="6.699cm" svg:y="13.5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eschweifte Klammer links 59_3" draw:style-name="gr17" draw:text-style-name="P8" draw:layer="layout" svg:width="0.399cm" svg:height="2.999cm" svg:x="6.699cm" svg:y="2.924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feld 60_3" draw:style-name="gr43" draw:text-style-name="P9" draw:layer="layout" svg:width="2.399cm" svg:height="1.772cm" svg:x="4.499cm" svg:y="14.126cm">
          <text:p text:style-name="P4"><text:span text:style-name="T4">one-hot encoded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_3" draw:style-name="gr44" draw:text-style-name="P9" draw:layer="layout" svg:width="2.799cm" svg:height="1.772cm" svg:x="4.099cm" svg:y="8.925cm">
          <text:p text:style-name="P4"><text:span text:style-name="T4">3 neurons in the hidden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_3" draw:style-name="gr45" draw:text-style-name="P9" draw:layer="layout" svg:width="2.799cm" svg:height="1.772cm" svg:x="4.099cm" svg:y="3.524cm">
          <text:p text:style-name="P4"><text:span text:style-name="T4">four output neurons, not yet activ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5_3" draw:style-name="gr46" draw:text-style-name="P9" draw:layer="layout" svg:width="2.799cm" svg:height="1.265cm" svg:x="4.899cm" svg:y="6.442cm">
          <text:p text:style-name="P4"><text:span text:style-name="T4">weight m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6_3" draw:style-name="gr22" draw:text-style-name="P8" draw:layer="layout" svg:width="0.176cm" svg:height="0.599cm" svg:x="7.123cm" svg:y="6.7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feld 67_3" draw:style-name="gr47" draw:text-style-name="P9" draw:layer="layout" svg:width="2.799cm" svg:height="1.265cm" svg:x="4.899cm" svg:y="11.925cm">
          <text:p text:style-name="P4"><text:span text:style-name="T4">weight m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8_3" draw:style-name="gr22" draw:text-style-name="P8" draw:layer="layout" svg:width="0.176cm" svg:height="0.599cm" svg:x="7.123cm" svg:y="12.208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bgerundetes Rechteck 47_3" draw:style-name="gr48" draw:text-style-name="P3" draw:layer="layout" svg:width="1.599cm" svg:height="2.999cm" svg:x="7.3cm" svg:y="2.925cm">
          <text:p text:style-name="P2"><text:span text:style-name="T1">1</text:span><text:span text:style-name="T1"><text:line-break/></text:span><text:span text:style-name="T1">2.1</text:span><text:span text:style-name="T1"><text:line-break/></text:span><text:span text:style-name="T1">0.5</text:span><text:span text:style-name="T1"><text:line-break/></text:span><text:span text:style-name="T1">-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8_3" draw:style-name="gr49" draw:text-style-name="P3" draw:layer="layout" svg:width="1.599cm" svg:height="2.999cm" svg:x="10.901cm" svg:y="2.925cm">
          <text:p text:style-name="P2"><text:span text:style-name="T1">0.5</text:span><text:span text:style-name="T1"><text:line-break/></text:span><text:span text:style-name="T1">-0.1</text:span><text:span text:style-name="T1"><text:line-break/></text:span><text:span text:style-name="T1">3.5</text:span><text:span text:style-name="T1"><text:line-break/></text:span><text:span text:style-name="T1">-0.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9_3" draw:style-name="gr50" draw:text-style-name="P3" draw:layer="layout" svg:width="1.599cm" svg:height="2.999cm" svg:x="14.501cm" svg:y="2.925cm">
          <text:p text:style-name="P2"><text:span text:style-name="T1">0.9</text:span><text:span text:style-name="T1"><text:line-break/></text:span><text:span text:style-name="T1">1.5</text:span><text:span text:style-name="T1"><text:line-break/></text:span><text:span text:style-name="T1">1.7</text:span><text:span text:style-name="T1"><text:line-break/></text:span><text:span text:style-name="T1">0.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9_3" draw:style-name="gr15" draw:text-style-name="P1" draw:layer="layout" svg:width="0.66cm" svg:height="0.581cm" svg:x="11.301cm" svg:y="2.125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0_3" draw:style-name="gr15" draw:text-style-name="P1" draw:layer="layout" svg:width="0.66cm" svg:height="0.581cm" svg:x="14.901cm" svg:y="2.125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6_2" draw:style-name="gr15" draw:text-style-name="P1" draw:layer="layout" svg:width="0.766cm" svg:height="0.528cm" svg:x="7.7cm" svg:y="2.125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rade Verbindung mit Pfeil 9_3" draw:style-name="gr25" draw:text-style-name="P1" draw:layer="layout" svg:width="0.001cm" svg:height="2.199cm" svg:x="8.105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3" draw:style-name="gr26" draw:text-style-name="P1" draw:layer="layout" svg:width="0.001cm" svg:height="2.399cm" svg:x="8.105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1" draw:style-name="gr25" draw:text-style-name="P1" draw:layer="layout" svg:width="0.001cm" svg:height="2.199cm" svg:x="11.706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1" draw:style-name="gr26" draw:text-style-name="P1" draw:layer="layout" svg:width="0.001cm" svg:height="2.399cm" svg:x="11.706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1" draw:style-name="gr25" draw:text-style-name="P1" draw:layer="layout" svg:width="0.001cm" svg:height="2.199cm" svg:x="15.306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2_1" draw:style-name="gr26" draw:text-style-name="P1" draw:layer="layout" svg:width="0.001cm" svg:height="2.399cm" svg:x="15.306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_1" draw:style-name="gr36" draw:text-style-name="P1" draw:layer="layout" svg:width="1.999cm" svg:height="0.001cm" svg:x="8.906cm" svg:y="9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51_3" draw:style-name="gr51" draw:text-style-name="P5" draw:layer="layout" svg:width="1.599cm" svg:height="2.999cm" svg:x="7.305cm" svg:y="8.326cm">
          <text:p text:style-name="P4"><text:span text:style-name="T2">0.2</text:span></text:p>
          <text:p text:style-name="P4"><text:span text:style-name="T2">0.8</text:span></text:p>
          <text:p text:style-name="P4"><text:span text:style-name="T2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2_1" draw:style-name="gr52" draw:text-style-name="P5" draw:layer="layout" svg:width="1.599cm" svg:height="2.999cm" svg:x="10.906cm" svg:y="8.326cm">
          <text:p text:style-name="P4"><text:span text:style-name="T2">-0.7</text:span></text:p>
          <text:p text:style-name="P4"><text:span text:style-name="T2">0.3</text:span></text:p>
          <text:p text:style-name="P4"><text:span text:style-name="T2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3_1" draw:style-name="gr53" draw:text-style-name="P5" draw:layer="layout" svg:width="1.599cm" svg:height="2.999cm" svg:x="14.506cm" svg:y="8.326cm">
          <text:p text:style-name="P4"><text:span text:style-name="T2">0.4</text:span></text:p>
          <text:p text:style-name="P4"><text:span text:style-name="T2">-0.1</text:span></text:p>
          <text:p text:style-name="P4"><text:span text:style-name="T2">-0.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5_3" draw:style-name="gr54" draw:text-style-name="P6" draw:layer="layout" svg:width="1.599cm" svg:height="2.999cm" svg:x="7.305cm" svg:y="13.526cm">
          <text:p text:style-name="P4"><text:span text:style-name="T2">1</text:span><text:span text:style-name="T2"><text:line-break/></text:span><text:span text:style-name="T2">0</text:span><text:span text:style-name="T2"><text:line-break/></text:span><text:span text:style-name="T2">0</text:span><text:span text:style-name="T2"><text:line-break/></text:span><text:span text:style-name="T2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6_1" draw:style-name="gr55" draw:text-style-name="P6" draw:layer="layout" svg:width="1.599cm" svg:height="2.999cm" svg:x="10.906cm" svg:y="13.526cm">
          <text:p text:style-name="P4"><text:span text:style-name="T3">0</text:span><text:span text:style-name="T3"><text:line-break/></text:span><text:span text:style-name="T3">1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7_1" draw:style-name="gr56" draw:text-style-name="P6" draw:layer="layout" svg:width="1.599cm" svg:height="2.999cm" svg:x="14.506cm" svg:y="13.526cm">
          <text:p text:style-name="P4"><text:span text:style-name="T3">0</text:span><text:span text:style-name="T3"><text:line-break/></text:span><text:span text:style-name="T3">0</text:span><text:span text:style-name="T3"><text:line-break/></text:span><text:span text:style-name="T3">1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erade Verbindung mit Pfeil 61_1" draw:style-name="gr36" draw:text-style-name="P1" draw:layer="layout" svg:width="1.999cm" svg:height="0.001cm" svg:x="12.506cm" svg:y="9.826cm">
          <text:p/>
          <draw:enhanced-geometry draw:mirror-horizontal="false" draw:mirror-vertical="false" svg:viewBox="0 0 21600 21600" draw:type="mso-spt32" draw:enhanced-path="M 0 0 L 21600 21600 N"/>
        </draw:custom-shape>
        <draw:frame draw:name="Object 22_3" draw:style-name="gr14" draw:text-style-name="P1" draw:layer="layout" svg:width="0.74cm" svg:height="0.634cm" svg:x="7.365cm" svg:y="12.193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frame draw:name="Object 23_1" draw:style-name="gr14" draw:text-style-name="P1" draw:layer="layout" svg:width="0.74cm" svg:height="0.634cm" svg:x="10.928cm" svg:y="12.067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frame draw:name="Object 24_3" draw:style-name="gr14" draw:text-style-name="P1" draw:layer="layout" svg:width="0.74cm" svg:height="0.634cm" svg:x="14.484cm" svg:y="12.193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frame draw:name="Object 25_1" draw:style-name="gr14" draw:text-style-name="P1" draw:layer="layout" svg:width="0.581cm" svg:height="0.634cm" svg:x="9.585cm" svg:y="9.019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draw:name="Object 26_1" draw:style-name="gr14" draw:text-style-name="P1" draw:layer="layout" svg:width="0.581cm" svg:height="0.634cm" svg:x="13.395cm" svg:y="8.891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frame draw:name="Object 29_3" draw:style-name="gr14" draw:text-style-name="P1" draw:layer="layout" svg:width="0.581cm" svg:height="0.687cm" svg:x="7.299cm" svg:y="6.759cm">
          <draw:object-ole draw:class-id="00000000-0000-0000-0000-000000000000" xlink:href="./Object 21" xlink:type="simple" xlink:show="embed" xlink:actuate="onLoad">
            <loext:p/>
          </draw:object-ole>
          <draw:image xlink:href="./ObjectReplacements/Object 21" xlink:type="simple" xlink:show="embed" xlink:actuate="onLoad"/>
        </draw:frame>
        <draw:frame draw:name="Object 30_1" draw:style-name="gr14" draw:text-style-name="P1" draw:layer="layout" svg:width="0.581cm" svg:height="0.687cm" svg:x="11.108cm" svg:y="6.859cm">
          <draw:object-ole draw:class-id="00000000-0000-0000-0000-000000000000" xlink:href="./Object 22" xlink:type="simple" xlink:show="embed" xlink:actuate="onLoad">
            <loext:p/>
          </draw:object-ole>
          <draw:image xlink:href="./ObjectReplacements/Object 22" xlink:type="simple" xlink:show="embed" xlink:actuate="onLoad"/>
        </draw:frame>
        <draw:frame draw:name="Object 31_1" draw:style-name="gr14" draw:text-style-name="P1" draw:layer="layout" svg:width="0.581cm" svg:height="0.687cm" svg:x="14.725cm" svg:y="6.859cm">
          <draw:object-ole draw:class-id="00000000-0000-0000-0000-000000000000" xlink:href="./Object 23" xlink:type="simple" xlink:show="embed" xlink:actuate="onLoad">
            <loext:p/>
          </draw:object-ole>
          <draw:image xlink:href="./ObjectReplacements/Object 23" xlink:type="simple" xlink:show="embed" xlink:actuate="onLoad"/>
        </draw:frame>
        <draw:frame draw:name="Picture 35_3" draw:style-name="gr15" draw:text-style-name="P1" draw:layer="layout" svg:width="0.819cm" svg:height="0.555cm" svg:x="7.705cm" svg:y="16.927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6" draw:style-name="gr15" draw:text-style-name="P1" draw:layer="layout" svg:width="0.766cm" svg:height="0.528cm" svg:x="11.306cm" svg:y="16.927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7_1" draw:style-name="gr15" draw:text-style-name="P1" draw:layer="layout" svg:width="0.66cm" svg:height="0.581cm" svg:x="15.006cm" svg:y="16.927cm">
          <draw:image xlink:href="Pictures/100000000000001900000016B5136F5525EC14F8.png" xlink:type="simple" xlink:show="embed" xlink:actuate="onLoad" loext:mime-type="image/png">
            <text:p/>
          </draw:image>
        </draw:frame>
        <presentation:notes draw:style-name="dp3">
          <draw:page-thumbnail draw:style-name="gr1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0">
        <draw:custom-shape draw:name="Abgerundetes Rechteck 47_1" draw:style-name="gr57" draw:text-style-name="P11" draw:layer="layout" svg:width="1.599cm" svg:height="2.999cm" svg:x="7.299cm" svg:y="2.924cm">
          <text:p text:style-name="P10"><text:span text:style-name="T2">1</text:span><text:span text:style-name="T2"><text:line-break/></text:span><text:span text:style-name="T5">2.1</text:span><text:span text:style-name="T5"><text:line-break/></text:span><text:span text:style-name="T2">0.5</text:span><text:span text:style-name="T2"><text:line-break/></text:span><text:span text:style-name="T2">-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8_1" draw:style-name="gr58" draw:text-style-name="P11" draw:layer="layout" svg:width="1.599cm" svg:height="2.999cm" svg:x="10.9cm" svg:y="2.924cm">
          <text:p text:style-name="P10"><text:span text:style-name="T2">0.5</text:span><text:span text:style-name="T2"><text:line-break/></text:span><text:span text:style-name="T2">-0.1</text:span><text:span text:style-name="T2"><text:line-break/></text:span><text:span text:style-name="T5">3.5</text:span><text:span text:style-name="T5"><text:line-break/></text:span><text:span text:style-name="T2">-0.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9_1" draw:style-name="gr59" draw:text-style-name="P11" draw:layer="layout" svg:width="1.599cm" svg:height="2.999cm" svg:x="14.5cm" svg:y="2.924cm">
          <text:p text:style-name="P10"><text:span text:style-name="T2">0.9</text:span><text:span text:style-name="T2"><text:line-break/></text:span><text:span text:style-name="T2">1.5</text:span><text:span text:style-name="T2"><text:line-break/></text:span><text:span text:style-name="T5">1.7</text:span><text:span text:style-name="T5"><text:line-break/></text:span><text:span text:style-name="T2">0.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0_1" draw:style-name="gr60" draw:text-style-name="P11" draw:layer="layout" svg:width="1.599cm" svg:height="2.999cm" svg:x="18.101cm" svg:y="2.924cm">
          <text:p text:style-name="P10"><text:span text:style-name="T2">1.3</text:span><text:span text:style-name="T2"><text:line-break/></text:span><text:span text:style-name="T2">0.2</text:span><text:span text:style-name="T2"><text:line-break/></text:span><text:span text:style-name="T2">3.0</text:span><text:span text:style-name="T2"><text:line-break/></text:span><text:span text:style-name="T5">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4_1" draw:style-name="gr15" draw:text-style-name="P1" draw:layer="layout" svg:width="4.153cm" svg:height="0.608cm" svg:x="2.699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frame draw:name="Picture 39_1" draw:style-name="gr15" draw:text-style-name="P1" draw:layer="layout" svg:width="0.66cm" svg:height="0.581cm" svg:x="11.3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0_1" draw:style-name="gr15" draw:text-style-name="P1" draw:layer="layout" svg:width="0.66cm" svg:height="0.581cm" svg:x="14.9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1_1" draw:style-name="gr15" draw:text-style-name="P1" draw:layer="layout" svg:width="0.766cm" svg:height="0.528cm" svg:x="18.501cm" svg:y="2.124cm">
          <draw:image xlink:href="Pictures/100000000000001D000000141A12B42FA86A477C.png" xlink:type="simple" xlink:show="embed" xlink:actuate="onLoad" loext:mime-type="image/png">
            <text:p/>
          </draw:image>
        </draw:frame>
        <draw:frame draw:name="Picture 36_3" draw:style-name="gr15" draw:text-style-name="P1" draw:layer="layout" svg:width="0.766cm" svg:height="0.528cm" svg:x="7.699cm" svg:y="2.124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rade Verbindung mit Pfeil 9_0" draw:style-name="gr25" draw:text-style-name="P1" draw:layer="layout" svg:width="0.001cm" svg:height="2.199cm" svg:x="8.104cm" svg:y="11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0" draw:style-name="gr26" draw:text-style-name="P1" draw:layer="layout" svg:width="0.001cm" svg:height="2.399cm" svg:x="8.104cm" svg:y="5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0" draw:style-name="gr25" draw:text-style-name="P1" draw:layer="layout" svg:width="0.001cm" svg:height="2.199cm" svg:x="11.705cm" svg:y="11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0" draw:style-name="gr26" draw:text-style-name="P1" draw:layer="layout" svg:width="0.001cm" svg:height="2.399cm" svg:x="11.705cm" svg:y="5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0" draw:style-name="gr25" draw:text-style-name="P1" draw:layer="layout" svg:width="0.001cm" svg:height="2.199cm" svg:x="15.305cm" svg:y="11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2_0" draw:style-name="gr26" draw:text-style-name="P1" draw:layer="layout" svg:width="0.001cm" svg:height="2.399cm" svg:x="15.305cm" svg:y="5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_0" draw:style-name="gr36" draw:text-style-name="P1" draw:layer="layout" svg:width="1.999cm" svg:height="0.001cm" svg:x="8.9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51_0" draw:style-name="gr61" draw:text-style-name="P5" draw:layer="layout" svg:width="1.599cm" svg:height="2.999cm" svg:x="7.304cm" svg:y="8.325cm">
          <text:p text:style-name="P10"><text:span text:style-name="T2">0.2</text:span></text:p>
          <text:p text:style-name="P10"><text:span text:style-name="T2">0.8</text:span></text:p>
          <text:p text:style-name="P10"><text:span text:style-name="T2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2_0" draw:style-name="gr62" draw:text-style-name="P5" draw:layer="layout" svg:width="1.599cm" svg:height="2.999cm" svg:x="10.905cm" svg:y="8.325cm">
          <text:p text:style-name="P10"><text:span text:style-name="T2">-0.7</text:span></text:p>
          <text:p text:style-name="P10"><text:span text:style-name="T2">0.3</text:span></text:p>
          <text:p text:style-name="P10"><text:span text:style-name="T2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3_0" draw:style-name="gr63" draw:text-style-name="P5" draw:layer="layout" svg:width="1.599cm" svg:height="2.999cm" svg:x="14.505cm" svg:y="8.325cm">
          <text:p text:style-name="P10"><text:span text:style-name="T2">0.4</text:span></text:p>
          <text:p text:style-name="P10"><text:span text:style-name="T2">-0.1</text:span></text:p>
          <text:p text:style-name="P10"><text:span text:style-name="T2">-0.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4_0" draw:style-name="gr64" draw:text-style-name="P5" draw:layer="layout" svg:width="1.599cm" svg:height="2.999cm" svg:x="18.106cm" svg:y="8.325cm">
          <text:p text:style-name="P10"><text:span text:style-name="T2">0.7</text:span></text:p>
          <text:p text:style-name="P10"><text:span text:style-name="T2">1.0</text:span></text:p>
          <text:p text:style-name="P10"><text:span text:style-name="T2">0.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5_0" draw:style-name="gr65" draw:text-style-name="P6" draw:layer="layout" svg:width="1.599cm" svg:height="2.999cm" svg:x="7.304cm" svg:y="13.525cm">
          <text:p text:style-name="P10"><text:span text:style-name="T2">1</text:span><text:span text:style-name="T2"><text:line-break/></text:span><text:span text:style-name="T2">0</text:span><text:span text:style-name="T2"><text:line-break/></text:span><text:span text:style-name="T2">0</text:span><text:span text:style-name="T2"><text:line-break/></text:span><text:span text:style-name="T2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6_0" draw:style-name="gr66" draw:text-style-name="P6" draw:layer="layout" svg:width="1.599cm" svg:height="2.999cm" svg:x="10.905cm" svg:y="13.525cm">
          <text:p text:style-name="P10"><text:span text:style-name="T3">0</text:span><text:span text:style-name="T3"><text:line-break/></text:span><text:span text:style-name="T3">1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7_0" draw:style-name="gr67" draw:text-style-name="P6" draw:layer="layout" svg:width="1.599cm" svg:height="2.999cm" svg:x="14.505cm" svg:y="13.525cm">
          <text:p text:style-name="P10"><text:span text:style-name="T3">0</text:span><text:span text:style-name="T3"><text:line-break/></text:span><text:span text:style-name="T3">0</text:span><text:span text:style-name="T3"><text:line-break/></text:span><text:span text:style-name="T3">1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8_0" draw:style-name="gr68" draw:text-style-name="P6" draw:layer="layout" svg:width="1.599cm" svg:height="2.999cm" svg:x="18.106cm" svg:y="13.525cm">
          <text:p text:style-name="P10"><text:span text:style-name="T3">0</text:span><text:span text:style-name="T3"><text:line-break/></text:span><text:span text:style-name="T3">0</text:span><text:span text:style-name="T3"><text:line-break/></text:span><text:span text:style-name="T3">1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erade Verbindung mit Pfeil 61_0" draw:style-name="gr36" draw:text-style-name="P1" draw:layer="layout" svg:width="1.999cm" svg:height="0.001cm" svg:x="12.5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4_0" draw:style-name="gr36" draw:text-style-name="P1" draw:layer="layout" svg:width="1.999cm" svg:height="0.001cm" svg:x="16.1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_0" draw:style-name="gr26" draw:text-style-name="P1" draw:layer="layout" svg:width="0.001cm" svg:height="2.399cm" svg:x="18.906cm" svg:y="5.9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4_0" draw:style-name="gr25" draw:text-style-name="P1" draw:layer="layout" svg:width="0.001cm" svg:height="2.199cm" svg:x="18.906cm" svg:y="11.323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22_0" draw:style-name="gr14" draw:text-style-name="P1" draw:layer="layout" svg:width="0.74cm" svg:height="0.634cm" svg:x="7.364cm" svg:y="12.192cm">
          <draw:object-ole draw:class-id="00000000-0000-0000-0000-000000000000" xlink:href="./Object 20" xlink:type="simple" xlink:show="embed" xlink:actuate="onLoad">
            <loext:p/>
          </draw:object-ole>
          <draw:image xlink:href="./ObjectReplacements/Object 20" xlink:type="simple" xlink:show="embed" xlink:actuate="onLoad"/>
        </draw:frame>
        <draw:frame draw:name="Object 23_0" draw:style-name="gr14" draw:text-style-name="P1" draw:layer="layout" svg:width="0.74cm" svg:height="0.634cm" svg:x="10.927cm" svg:y="12.066cm">
          <draw:object-ole draw:class-id="00000000-0000-0000-0000-000000000000" xlink:href="./Object 35" xlink:type="simple" xlink:show="embed" xlink:actuate="onLoad">
            <loext:p/>
          </draw:object-ole>
          <draw:image xlink:href="./ObjectReplacements/Object 35" xlink:type="simple" xlink:show="embed" xlink:actuate="onLoad"/>
        </draw:frame>
        <draw:frame draw:name="Object 24_1" draw:style-name="gr14" draw:text-style-name="P1" draw:layer="layout" svg:width="0.74cm" svg:height="0.634cm" svg:x="14.483cm" svg:y="12.192cm">
          <draw:object-ole draw:class-id="00000000-0000-0000-0000-000000000000" xlink:href="./Object 36" xlink:type="simple" xlink:show="embed" xlink:actuate="onLoad">
            <loext:p/>
          </draw:object-ole>
          <draw:image xlink:href="./ObjectReplacements/Object 36" xlink:type="simple" xlink:show="embed" xlink:actuate="onLoad"/>
        </draw:frame>
        <draw:frame draw:name="Object 25_0" draw:style-name="gr14" draw:text-style-name="P1" draw:layer="layout" svg:width="0.581cm" svg:height="0.634cm" svg:x="9.584cm" svg:y="9.018cm">
          <draw:object-ole draw:class-id="00000000-0000-0000-0000-000000000000" xlink:href="./Object 42" xlink:type="simple" xlink:show="embed" xlink:actuate="onLoad">
            <loext:p/>
          </draw:object-ole>
          <draw:image xlink:href="./ObjectReplacements/Object 42" xlink:type="simple" xlink:show="embed" xlink:actuate="onLoad"/>
        </draw:frame>
        <draw:frame draw:name="Object 26_0" draw:style-name="gr14" draw:text-style-name="P1" draw:layer="layout" svg:width="0.581cm" svg:height="0.634cm" svg:x="13.394cm" svg:y="8.89cm">
          <draw:object-ole draw:class-id="00000000-0000-0000-0000-000000000000" xlink:href="./Object 43" xlink:type="simple" xlink:show="embed" xlink:actuate="onLoad">
            <loext:p/>
          </draw:object-ole>
          <draw:image xlink:href="./ObjectReplacements/Object 43" xlink:type="simple" xlink:show="embed" xlink:actuate="onLoad"/>
        </draw:frame>
        <draw:frame draw:name="Object 27_0" draw:style-name="gr14" draw:text-style-name="P1" draw:layer="layout" svg:width="0.581cm" svg:height="0.634cm" svg:x="16.769cm" svg:y="9.018cm">
          <draw:object-ole draw:class-id="00000000-0000-0000-0000-000000000000" xlink:href="./Object 44" xlink:type="simple" xlink:show="embed" xlink:actuate="onLoad">
            <loext:p/>
          </draw:object-ole>
          <draw:image xlink:href="./ObjectReplacements/Object 44" xlink:type="simple" xlink:show="embed" xlink:actuate="onLoad"/>
        </draw:frame>
        <draw:frame draw:name="Object 29_0" draw:style-name="gr14" draw:text-style-name="P1" draw:layer="layout" svg:width="0.581cm" svg:height="0.687cm" svg:x="7.298cm" svg:y="6.858cm">
          <draw:object-ole draw:class-id="00000000-0000-0000-0000-000000000000" xlink:href="./Object 45" xlink:type="simple" xlink:show="embed" xlink:actuate="onLoad">
            <loext:p/>
          </draw:object-ole>
          <draw:image xlink:href="./ObjectReplacements/Object 45" xlink:type="simple" xlink:show="embed" xlink:actuate="onLoad"/>
        </draw:frame>
        <draw:frame draw:name="Object 30_0" draw:style-name="gr14" draw:text-style-name="P1" draw:layer="layout" svg:width="0.581cm" svg:height="0.687cm" svg:x="11.107cm" svg:y="6.858cm">
          <draw:object-ole draw:class-id="00000000-0000-0000-0000-000000000000" xlink:href="./Object 46" xlink:type="simple" xlink:show="embed" xlink:actuate="onLoad">
            <loext:p/>
          </draw:object-ole>
          <draw:image xlink:href="./ObjectReplacements/Object 46" xlink:type="simple" xlink:show="embed" xlink:actuate="onLoad"/>
        </draw:frame>
        <draw:frame draw:name="Object 31_0" draw:style-name="gr14" draw:text-style-name="P1" draw:layer="layout" svg:width="0.581cm" svg:height="0.687cm" svg:x="14.724cm" svg:y="6.858cm">
          <draw:object-ole draw:class-id="00000000-0000-0000-0000-000000000000" xlink:href="./Object 47" xlink:type="simple" xlink:show="embed" xlink:actuate="onLoad">
            <loext:p/>
          </draw:object-ole>
          <draw:image xlink:href="./ObjectReplacements/Object 47" xlink:type="simple" xlink:show="embed" xlink:actuate="onLoad"/>
        </draw:frame>
        <draw:frame draw:name="Object 32_0" draw:style-name="gr14" draw:text-style-name="P1" draw:layer="layout" svg:width="0.581cm" svg:height="0.687cm" svg:x="18.293cm" svg:y="6.679cm">
          <draw:object-ole draw:class-id="00000000-0000-0000-0000-000000000000" xlink:href="./Object 48" xlink:type="simple" xlink:show="embed" xlink:actuate="onLoad">
            <loext:p/>
          </draw:object-ole>
          <draw:image xlink:href="./ObjectReplacements/Object 48" xlink:type="simple" xlink:show="embed" xlink:actuate="onLoad"/>
        </draw:frame>
        <draw:frame draw:name="Picture 33_0" draw:style-name="gr15" draw:text-style-name="P1" draw:layer="layout" svg:width="3.915cm" svg:height="0.66cm" svg:x="2.989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5_0" draw:style-name="gr15" draw:text-style-name="P1" draw:layer="layout" svg:width="0.819cm" svg:height="0.555cm" svg:x="7.704cm" svg:y="16.926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0" draw:style-name="gr15" draw:text-style-name="P1" draw:layer="layout" svg:width="0.766cm" svg:height="0.528cm" svg:x="11.305cm" svg:y="16.926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7_0" draw:style-name="gr15" draw:text-style-name="P1" draw:layer="layout" svg:width="0.66cm" svg:height="0.581cm" svg:x="15.0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8_0" draw:style-name="gr15" draw:text-style-name="P1" draw:layer="layout" svg:width="0.66cm" svg:height="0.581cm" svg:x="18.6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Object 24_2" draw:style-name="gr14" draw:text-style-name="P1" draw:layer="layout" svg:width="0.74cm" svg:height="0.634cm" svg:x="18.039cm" svg:y="12.192cm">
          <draw:object-ole draw:class-id="00000000-0000-0000-0000-000000000000" xlink:href="./Object 49" xlink:type="simple" xlink:show="embed" xlink:actuate="onLoad">
            <loext:p/>
          </draw:object-ole>
          <draw:image xlink:href="./ObjectReplacements/Object 49" xlink:type="simple" xlink:show="embed" xlink:actuate="onLoad"/>
        </draw:frame>
        <presentation:notes draw:style-name="dp3">
          <draw:page-thumbnail draw:style-name="gr16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0">
        <draw:frame draw:name="Picture 33_4" draw:style-name="gr15" draw:text-style-name="P1" draw:layer="layout" svg:width="3.915cm" svg:height="0.66cm" svg:x="2.984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5" draw:style-name="gr15" draw:text-style-name="P1" draw:layer="layout" svg:width="4.153cm" svg:height="0.608cm" svg:x="2.699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custom-shape draw:name="Geschweifte Klammer links 45_4" draw:style-name="gr17" draw:text-style-name="P8" draw:layer="layout" svg:width="0.399cm" svg:height="2.999cm" svg:x="6.699cm" svg:y="8.3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eschweifte Klammer links 46_4" draw:style-name="gr17" draw:text-style-name="P8" draw:layer="layout" svg:width="0.399cm" svg:height="2.999cm" svg:x="6.699cm" svg:y="13.5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Geschweifte Klammer links 59_4" draw:style-name="gr17" draw:text-style-name="P8" draw:layer="layout" svg:width="0.399cm" svg:height="2.999cm" svg:x="6.699cm" svg:y="2.924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feld 60_4" draw:style-name="gr69" draw:text-style-name="P9" draw:layer="layout" svg:width="2.399cm" svg:height="1.772cm" svg:x="4.499cm" svg:y="14.126cm">
          <text:p text:style-name="P4"><text:span text:style-name="T4">one-hot encoded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_4" draw:style-name="gr70" draw:text-style-name="P9" draw:layer="layout" svg:width="2.799cm" svg:height="1.772cm" svg:x="4.099cm" svg:y="8.925cm">
          <text:p text:style-name="P4"><text:span text:style-name="T4">3 neurons in the hidden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_4" draw:style-name="gr71" draw:text-style-name="P9" draw:layer="layout" svg:width="2.799cm" svg:height="1.772cm" svg:x="4.099cm" svg:y="3.524cm">
          <text:p text:style-name="P4"><text:span text:style-name="T4">four output neurons, not yet activ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5_4" draw:style-name="gr72" draw:text-style-name="P9" draw:layer="layout" svg:width="2.799cm" svg:height="1.265cm" svg:x="4.899cm" svg:y="6.442cm">
          <text:p text:style-name="P4"><text:span text:style-name="T4">weight m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6_4" draw:style-name="gr22" draw:text-style-name="P8" draw:layer="layout" svg:width="0.176cm" svg:height="0.599cm" svg:x="7.123cm" svg:y="6.725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feld 67_4" draw:style-name="gr73" draw:text-style-name="P9" draw:layer="layout" svg:width="2.799cm" svg:height="1.265cm" svg:x="4.899cm" svg:y="11.925cm">
          <text:p text:style-name="P4"><text:span text:style-name="T4">weight matr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8_4" draw:style-name="gr22" draw:text-style-name="P8" draw:layer="layout" svg:width="0.176cm" svg:height="0.599cm" svg:x="7.123cm" svg:y="12.208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Abgerundetes Rechteck 47_4" draw:style-name="gr74" draw:text-style-name="P3" draw:layer="layout" svg:width="1.599cm" svg:height="2.999cm" svg:x="7.3cm" svg:y="2.925cm">
          <text:p text:style-name="P2"><text:span text:style-name="T1">1</text:span><text:span text:style-name="T1"><text:line-break/></text:span><text:span text:style-name="T1">2.1</text:span><text:span text:style-name="T1"><text:line-break/></text:span><text:span text:style-name="T1">0.5</text:span><text:span text:style-name="T1"><text:line-break/></text:span><text:span text:style-name="T1">-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8_4" draw:style-name="gr75" draw:text-style-name="P3" draw:layer="layout" svg:width="1.599cm" svg:height="2.999cm" svg:x="10.901cm" svg:y="2.925cm">
          <text:p text:style-name="P2"><text:span text:style-name="T1">0.5</text:span><text:span text:style-name="T1"><text:line-break/></text:span><text:span text:style-name="T1">-0.1</text:span><text:span text:style-name="T1"><text:line-break/></text:span><text:span text:style-name="T1">3.5</text:span><text:span text:style-name="T1"><text:line-break/></text:span><text:span text:style-name="T1">-0.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49_2" draw:style-name="gr76" draw:text-style-name="P3" draw:layer="layout" svg:width="1.599cm" svg:height="2.999cm" svg:x="14.501cm" svg:y="2.925cm">
          <text:p text:style-name="P2"><text:span text:style-name="T1">0.9</text:span><text:span text:style-name="T1"><text:line-break/></text:span><text:span text:style-name="T1">1.5</text:span><text:span text:style-name="T1"><text:line-break/></text:span><text:span text:style-name="T1">1.7</text:span><text:span text:style-name="T1"><text:line-break/></text:span><text:span text:style-name="T1">0.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0_2" draw:style-name="gr77" draw:text-style-name="P3" draw:layer="layout" svg:width="1.599cm" svg:height="2.999cm" svg:x="18.102cm" svg:y="2.925cm">
          <text:p text:style-name="P2"><text:span text:style-name="T1">1.3</text:span><text:span text:style-name="T1"><text:line-break/></text:span><text:span text:style-name="T1">0.2</text:span><text:span text:style-name="T1"><text:line-break/></text:span><text:span text:style-name="T1">3.0</text:span><text:span text:style-name="T1"><text:line-break/></text:span><text:span text:style-name="T1">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9_4" draw:style-name="gr15" draw:text-style-name="P1" draw:layer="layout" svg:width="0.66cm" svg:height="0.581cm" svg:x="11.301cm" svg:y="2.125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0_2" draw:style-name="gr15" draw:text-style-name="P1" draw:layer="layout" svg:width="0.66cm" svg:height="0.581cm" svg:x="14.901cm" svg:y="2.125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1_2" draw:style-name="gr15" draw:text-style-name="P1" draw:layer="layout" svg:width="0.766cm" svg:height="0.528cm" svg:x="18.502cm" svg:y="2.125cm">
          <draw:image xlink:href="Pictures/100000000000001D000000141A12B42FA86A477C.png" xlink:type="simple" xlink:show="embed" xlink:actuate="onLoad" loext:mime-type="image/png">
            <text:p/>
          </draw:image>
        </draw:frame>
        <draw:frame draw:name="Picture 36_7" draw:style-name="gr15" draw:text-style-name="P1" draw:layer="layout" svg:width="0.766cm" svg:height="0.528cm" svg:x="7.7cm" svg:y="2.125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rade Verbindung mit Pfeil 9_4" draw:style-name="gr25" draw:text-style-name="P1" draw:layer="layout" svg:width="0.001cm" svg:height="2.199cm" svg:x="8.105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4" draw:style-name="gr26" draw:text-style-name="P1" draw:layer="layout" svg:width="0.001cm" svg:height="2.399cm" svg:x="8.105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3" draw:style-name="gr25" draw:text-style-name="P1" draw:layer="layout" svg:width="0.001cm" svg:height="2.199cm" svg:x="11.706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3" draw:style-name="gr26" draw:text-style-name="P1" draw:layer="layout" svg:width="0.001cm" svg:height="2.399cm" svg:x="11.706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2" draw:style-name="gr25" draw:text-style-name="P1" draw:layer="layout" svg:width="0.001cm" svg:height="2.199cm" svg:x="15.306cm" svg:y="11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2_2" draw:style-name="gr26" draw:text-style-name="P1" draw:layer="layout" svg:width="0.001cm" svg:height="2.399cm" svg:x="15.306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_3" draw:style-name="gr36" draw:text-style-name="P1" draw:layer="layout" svg:width="1.999cm" svg:height="0.001cm" svg:x="8.906cm" svg:y="9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51_4" draw:style-name="gr78" draw:text-style-name="P5" draw:layer="layout" svg:width="1.599cm" svg:height="2.999cm" svg:x="7.305cm" svg:y="8.326cm">
          <text:p text:style-name="P4"><text:span text:style-name="T2">0.2</text:span></text:p>
          <text:p text:style-name="P4"><text:span text:style-name="T2">0.8</text:span></text:p>
          <text:p text:style-name="P4"><text:span text:style-name="T2">-0.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2_3" draw:style-name="gr79" draw:text-style-name="P5" draw:layer="layout" svg:width="1.599cm" svg:height="2.999cm" svg:x="10.906cm" svg:y="8.326cm">
          <text:p text:style-name="P4"><text:span text:style-name="T2">-0.7</text:span></text:p>
          <text:p text:style-name="P4"><text:span text:style-name="T2">0.3</text:span></text:p>
          <text:p text:style-name="P4"><text:span text:style-name="T2">0.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3_2" draw:style-name="gr80" draw:text-style-name="P5" draw:layer="layout" svg:width="1.599cm" svg:height="2.999cm" svg:x="14.506cm" svg:y="8.326cm">
          <text:p text:style-name="P4"><text:span text:style-name="T2">0.4</text:span></text:p>
          <text:p text:style-name="P4"><text:span text:style-name="T2">-0.1</text:span></text:p>
          <text:p text:style-name="P4"><text:span text:style-name="T2">-0.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4_2" draw:style-name="gr81" draw:text-style-name="P5" draw:layer="layout" svg:width="1.599cm" svg:height="2.999cm" svg:x="18.107cm" svg:y="8.326cm">
          <text:p text:style-name="P4"><text:span text:style-name="T2">0.7</text:span></text:p>
          <text:p text:style-name="P4"><text:span text:style-name="T2">1.0</text:span></text:p>
          <text:p text:style-name="P4"><text:span text:style-name="T2">0.6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5_4" draw:style-name="gr82" draw:text-style-name="P6" draw:layer="layout" svg:width="1.599cm" svg:height="2.999cm" svg:x="7.305cm" svg:y="13.526cm">
          <text:p text:style-name="P4"><text:span text:style-name="T2">1</text:span><text:span text:style-name="T2"><text:line-break/></text:span><text:span text:style-name="T2">0</text:span><text:span text:style-name="T2"><text:line-break/></text:span><text:span text:style-name="T2">0</text:span><text:span text:style-name="T2"><text:line-break/></text:span><text:span text:style-name="T2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6_3" draw:style-name="gr83" draw:text-style-name="P6" draw:layer="layout" svg:width="1.599cm" svg:height="2.999cm" svg:x="10.906cm" svg:y="13.526cm">
          <text:p text:style-name="P4"><text:span text:style-name="T3">0</text:span><text:span text:style-name="T3"><text:line-break/></text:span><text:span text:style-name="T3">1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7_2" draw:style-name="gr84" draw:text-style-name="P6" draw:layer="layout" svg:width="1.599cm" svg:height="2.999cm" svg:x="14.506cm" svg:y="13.526cm">
          <text:p text:style-name="P4"><text:span text:style-name="T3">0</text:span><text:span text:style-name="T3"><text:line-break/></text:span><text:span text:style-name="T3">0</text:span><text:span text:style-name="T3"><text:line-break/></text:span><text:span text:style-name="T3">1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58_2" draw:style-name="gr85" draw:text-style-name="P6" draw:layer="layout" svg:width="1.599cm" svg:height="2.999cm" svg:x="18.107cm" svg:y="13.526cm">
          <text:p text:style-name="P4"><text:span text:style-name="T3">0</text:span><text:span text:style-name="T3"><text:line-break/></text:span><text:span text:style-name="T3">0</text:span><text:span text:style-name="T3"><text:line-break/></text:span><text:span text:style-name="T3">1</text:span><text:span text:style-name="T3"><text:line-break/></text:span><text:span text:style-name="T3">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erade Verbindung mit Pfeil 61_2" draw:style-name="gr36" draw:text-style-name="P1" draw:layer="layout" svg:width="1.999cm" svg:height="0.001cm" svg:x="12.506cm" svg:y="9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4_2" draw:style-name="gr36" draw:text-style-name="P1" draw:layer="layout" svg:width="1.999cm" svg:height="0.001cm" svg:x="16.106cm" svg:y="9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_2" draw:style-name="gr26" draw:text-style-name="P1" draw:layer="layout" svg:width="0.001cm" svg:height="2.399cm" svg:x="18.907cm" svg:y="5.9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4_2" draw:style-name="gr25" draw:text-style-name="P1" draw:layer="layout" svg:width="0.001cm" svg:height="2.199cm" svg:x="18.907cm" svg:y="11.324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22_4" draw:style-name="gr14" draw:text-style-name="P1" draw:layer="layout" svg:width="0.74cm" svg:height="0.634cm" svg:x="7.365cm" svg:y="12.193cm">
          <draw:object-ole draw:class-id="00000000-0000-0000-0000-000000000000" xlink:href="./Object 26" xlink:type="simple" xlink:show="embed" xlink:actuate="onLoad">
            <loext:p/>
          </draw:object-ole>
          <draw:image xlink:href="./ObjectReplacements/Object 26" xlink:type="simple" xlink:show="embed" xlink:actuate="onLoad"/>
        </draw:frame>
        <draw:frame draw:name="Object 23_3" draw:style-name="gr14" draw:text-style-name="P1" draw:layer="layout" svg:width="0.74cm" svg:height="0.634cm" svg:x="10.928cm" svg:y="12.067cm">
          <draw:object-ole draw:class-id="00000000-0000-0000-0000-000000000000" xlink:href="./Object 28" xlink:type="simple" xlink:show="embed" xlink:actuate="onLoad">
            <loext:p/>
          </draw:object-ole>
          <draw:image xlink:href="./ObjectReplacements/Object 28" xlink:type="simple" xlink:show="embed" xlink:actuate="onLoad"/>
        </draw:frame>
        <draw:frame draw:name="Object 24_5" draw:style-name="gr14" draw:text-style-name="P1" draw:layer="layout" svg:width="0.74cm" svg:height="0.634cm" svg:x="14.484cm" svg:y="12.193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draw:frame draw:name="Object 25_3" draw:style-name="gr14" draw:text-style-name="P1" draw:layer="layout" svg:width="0.581cm" svg:height="0.634cm" svg:x="9.585cm" svg:y="9.019cm">
          <draw:object-ole draw:class-id="00000000-0000-0000-0000-000000000000" xlink:href="./Object 32" xlink:type="simple" xlink:show="embed" xlink:actuate="onLoad">
            <loext:p/>
          </draw:object-ole>
          <draw:image xlink:href="./ObjectReplacements/Object 32" xlink:type="simple" xlink:show="embed" xlink:actuate="onLoad"/>
        </draw:frame>
        <draw:frame draw:name="Object 26_2" draw:style-name="gr14" draw:text-style-name="P1" draw:layer="layout" svg:width="0.581cm" svg:height="0.634cm" svg:x="13.395cm" svg:y="8.891cm">
          <draw:object-ole draw:class-id="00000000-0000-0000-0000-000000000000" xlink:href="./Object 33" xlink:type="simple" xlink:show="embed" xlink:actuate="onLoad">
            <loext:p/>
          </draw:object-ole>
          <draw:image xlink:href="./ObjectReplacements/Object 33" xlink:type="simple" xlink:show="embed" xlink:actuate="onLoad"/>
        </draw:frame>
        <draw:frame draw:name="Object 27_2" draw:style-name="gr14" draw:text-style-name="P1" draw:layer="layout" svg:width="0.581cm" svg:height="0.634cm" svg:x="16.77cm" svg:y="9.019cm">
          <draw:object-ole draw:class-id="00000000-0000-0000-0000-000000000000" xlink:href="./Object 34" xlink:type="simple" xlink:show="embed" xlink:actuate="onLoad">
            <loext:p/>
          </draw:object-ole>
          <draw:image xlink:href="./ObjectReplacements/Object 34" xlink:type="simple" xlink:show="embed" xlink:actuate="onLoad"/>
        </draw:frame>
        <draw:frame draw:name="Object 29_4" draw:style-name="gr14" draw:text-style-name="P1" draw:layer="layout" svg:width="0.581cm" svg:height="0.687cm" svg:x="7.299cm" svg:y="6.759cm">
          <draw:object-ole draw:class-id="00000000-0000-0000-0000-000000000000" xlink:href="./Object 37" xlink:type="simple" xlink:show="embed" xlink:actuate="onLoad">
            <loext:p/>
          </draw:object-ole>
          <draw:image xlink:href="./ObjectReplacements/Object 37" xlink:type="simple" xlink:show="embed" xlink:actuate="onLoad"/>
        </draw:frame>
        <draw:frame draw:name="Object 30_3" draw:style-name="gr14" draw:text-style-name="P1" draw:layer="layout" svg:width="0.581cm" svg:height="0.687cm" svg:x="11.108cm" svg:y="6.859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frame draw:name="Object 31_2" draw:style-name="gr14" draw:text-style-name="P1" draw:layer="layout" svg:width="0.581cm" svg:height="0.687cm" svg:x="14.725cm" svg:y="6.859cm">
          <draw:object-ole draw:class-id="00000000-0000-0000-0000-000000000000" xlink:href="./Object 39" xlink:type="simple" xlink:show="embed" xlink:actuate="onLoad">
            <loext:p/>
          </draw:object-ole>
          <draw:image xlink:href="./ObjectReplacements/Object 39" xlink:type="simple" xlink:show="embed" xlink:actuate="onLoad"/>
        </draw:frame>
        <draw:frame draw:name="Object 32_2" draw:style-name="gr14" draw:text-style-name="P1" draw:layer="layout" svg:width="0.581cm" svg:height="0.687cm" svg:x="18.294cm" svg:y="6.68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frame draw:name="Picture 35_4" draw:style-name="gr15" draw:text-style-name="P1" draw:layer="layout" svg:width="0.819cm" svg:height="0.555cm" svg:x="7.705cm" svg:y="16.927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8" draw:style-name="gr15" draw:text-style-name="P1" draw:layer="layout" svg:width="0.766cm" svg:height="0.528cm" svg:x="11.306cm" svg:y="16.927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7_2" draw:style-name="gr15" draw:text-style-name="P1" draw:layer="layout" svg:width="0.66cm" svg:height="0.581cm" svg:x="15.006cm" svg:y="16.927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8_2" draw:style-name="gr15" draw:text-style-name="P1" draw:layer="layout" svg:width="0.66cm" svg:height="0.581cm" svg:x="18.606cm" svg:y="16.927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Object 24_6" draw:style-name="gr14" draw:text-style-name="P1" draw:layer="layout" svg:width="0.74cm" svg:height="0.634cm" svg:x="18.04cm" svg:y="12.193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presentation:notes draw:style-name="dp3">
          <draw:page-thumbnail draw:style-name="gr1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2-28">28.12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17</meta:editing-cycles>
    <meta:creation-date>2017-09-13T11:02:18</meta:creation-date>
    <dc:date>2021-12-28T16:23:17.454920306</dc:date>
    <meta:editing-duration>PT1H42M34S</meta:editing-duration>
    <meta:generator>LibreOffice/6.4.7.2$Linux_X86_64 LibreOffice_project/40$Build-2</meta:generator>
    <meta:document-statistic meta:object-count="27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